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4"/>
          <table:table-cell table:style-name="ce9" office:value-type="string">
            <text:p>PARAMETERS</text:p>
          </table:table-cell>
          <table:table-cell table:style-name="ce9"/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/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ce10" office:value-type="string">
            <text:p>mv1 desc</text:p>
          </table:table-cell>
          <table:table-cell table:style-name="ce10" office:value-type="string">
            <text:p>mv2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10" office:value-type="string">
            <text:p>MV1</text:p>
          </table:table-cell>
          <table:table-cell table:style-name="ce10" office:value-type="string">
            <text:p>MV2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4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fiv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six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seven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5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 table:number-rows-repeated="65517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02/25/2009</text:date>, <text:time>16:2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5T16:21:55</dc:date>
    <meta:editing-cycles>48</meta:editing-cycles>
    <meta:editing-duration>PT13H8M8S</meta:editing-duration>
    <meta:user-defined meta:name="Info 1"/>
    <meta:user-defined meta:name="Info 2"/>
    <meta:user-defined meta:name="Info 3"/>
    <meta:user-defined meta:name="Info 4"/>
    <meta:document-statistic meta:table-count="5" meta:cell-count="158"/>
  </office:meta>
</office:document-meta>
</file>